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!/usr/bin/env python</text:p>
      <text:p text:style-name="Standard"># -*- coding: utf-8 -*-</text:p>
      <text:p text:style-name="Standard">"""</text:p>
      <text:p text:style-name="Standard">This experiment was created using PsychoPy3 Experiment Builder (v2024.2.1),</text:p>
      <text:p text:style-name="Standard"><text:s text:c="4"/>on Tue 08 Oct 2024 16:01:00</text:p>
      <text:p text:style-name="Standard">If you publish work using this script the most relevant publication is:</text:p>
      <text:p text:style-name="Standard"/>
      <text:p text:style-name="Standard"><text:s text:c="4"/>Peirce J, Gray JR, Simpson S, MacAskill M, Höchenberger R, Sogo H, Kastman E, Lindeløv JK. (2019) </text:p>
      <text:p text:style-name="Standard"><text:s text:c="8"/>PsychoPy2: Experiments in behavior made easy Behav Res 51: 195. </text:p>
      <text:p text:style-name="Standard"><text:s text:c="8"/>https://doi.org/10.3758/s13428-018-01193-y</text:p>
      <text:p text:style-name="Standard"/>
      <text:p text:style-name="Standard">"""</text:p>
      <text:p text:style-name="Standard"/>
      <text:p text:style-name="Standard"># --- Import packages ---</text:p>
      <text:p text:style-name="Standard">from psychopy import locale_setup</text:p>
      <text:p text:style-name="Standard">from psychopy import prefs</text:p>
      <text:p text:style-name="Standard">from psychopy import plugins</text:p>
      <text:p text:style-name="Standard">plugins.activatePlugins()</text:p>
      <text:p text:style-name="Standard">prefs.hardware['audioLib'] = 'ptb'</text:p>
      <text:p text:style-name="Standard">prefs.hardware['audioLatencyMode'] = '3'</text:p>
      <text:p text:style-name="Standard">from psychopy import sound, gui, visual, core, data, event, logging, clock, colors, layout, hardware</text:p>
      <text:p text:style-name="Standard">from psychopy.tools import environmenttools</text:p>
      <text:p text:style-name="Standard">from psychopy.constants import (NOT_STARTED, STARTED, PLAYING, PAUSED,</text:p>
      <text:p text:style-name="Standard"><text:s text:c="32"/>STOPPED, FINISHED, PRESSED, RELEASED, FOREVER, priority)</text:p>
      <text:p text:style-name="Standard"/>
      <text:p text:style-name="Standard">import numpy as np <text:s/># whole numpy lib is available, prepend 'np.'</text:p>
      <text:p text:style-name="Standard">from numpy import (sin, cos, tan, log, log10, pi, average,</text:p>
      <text:p text:style-name="Standard"><text:s text:c="19"/>sqrt, std, deg2rad, rad2deg, linspace, asarray)</text:p>
      <text:p text:style-name="Standard">from numpy.random import random, randint, normal, shuffle, choice as randchoice</text:p>
      <text:p text:style-name="Standard">import os <text:s/># handy system and path functions</text:p>
      <text:p text:style-name="Standard">import sys <text:s/># to get file system encoding</text:p>
      <text:p text:style-name="Standard"/>
      <text:p text:style-name="Standard">import psychopy.iohub as io</text:p>
      <text:p text:style-name="Standard">from psychopy.hardware import keyboard</text:p>
      <text:p text:style-name="Standard"/>
      <text:p text:style-name="Standard"># --- Setup global variables (available in all functions) ---</text:p>
      <text:p text:style-name="Standard"># create a device manager to handle hardware (keyboards, mice, mirophones, speakers, etc.)</text:p>
      <text:p text:style-name="Standard">deviceManager = hardware.DeviceManager()</text:p>
      <text:p text:style-name="Standard"># ensure that relative paths start from the same directory as this script</text:p>
      <text:p text:style-name="Standard">_thisDir = os.path.dirname(os.path.abspath(__file__))</text:p>
      <text:p text:style-name="Standard"># store info about the experiment session</text:p>
      <text:p text:style-name="Standard">psychopyVersion = '2024.2.1'</text:p>
      <text:p text:style-name="Standard">expName = 'untitled' <text:s/># from the Builder filename that created this script</text:p>
      <text:p text:style-name="Standard"># information about this experiment</text:p>
      <text:p text:style-name="Standard">expInfo = {</text:p>
      <text:p text:style-name="Standard"><text:s text:c="4"/>'participant': f"{randint(0, 999999):06.0f}",</text:p>
      <text:p text:style-name="Standard"><text:s text:c="4"/>'session': '001',</text:p>
      <text:p text:style-name="Standard"><text:s text:c="4"/>'date|hid': data.getDateStr(),</text:p>
      <text:p text:style-name="Standard"><text:s text:c="4"/>'expName|hid': expName,</text:p>
      <text:p text:style-name="Standard"><text:s text:c="4"/>'psychopyVersion|hid': psychopyVersion,</text:p>
      <text:p text:style-name="Standard">}</text:p>
      <text:p text:style-name="Standard"><text:soft-page-break/></text:p>
      <text:p text:style-name="Standard"># --- Define some variables which will change depending on pilot mode ---</text:p>
      <text:p text:style-name="Standard">'''</text:p>
      <text:p text:style-name="Standard">To run in pilot mode, either use the run/pilot toggle in Builder, Coder and Runner, </text:p>
      <text:p text:style-name="Standard">or run the experiment with `--pilot` as an argument. To change what pilot </text:p>
      <text:p text:style-name="Standard">#mode does, check out the 'Pilot mode' tab in preferences.</text:p>
      <text:p text:style-name="Standard">'''</text:p>
      <text:p text:style-name="Standard"># work out from system args whether we are running in pilot mode</text:p>
      <text:p text:style-name="Standard">PILOTING = core.setPilotModeFromArgs()</text:p>
      <text:p text:style-name="Standard"># start off with values from experiment settings</text:p>
      <text:p text:style-name="Standard">_fullScr = True</text:p>
      <text:p text:style-name="Standard">_winSize = [1920, 1080]</text:p>
      <text:p text:style-name="Standard"># if in pilot mode, apply overrides according to preferences</text:p>
      <text:p text:style-name="Standard">if PILOTING:</text:p>
      <text:p text:style-name="Standard"><text:s text:c="4"/># force windowed mode</text:p>
      <text:p text:style-name="Standard"><text:s text:c="4"/>if prefs.piloting['forceWindowed']:</text:p>
      <text:p text:style-name="Standard"><text:s text:c="8"/>_fullScr = False</text:p>
      <text:p text:style-name="Standard"><text:s text:c="8"/># set window size</text:p>
      <text:p text:style-name="Standard"><text:s text:c="8"/>_winSize = prefs.piloting['forcedWindowSize']</text:p>
      <text:p text:style-name="Standard"/>
      <text:p text:style-name="Standard">def showExpInfoDlg(expInfo):</text:p>
      <text:p text:style-name="Standard"><text:s text:c="4"/>"""</text:p>
      <text:p text:style-name="Standard"><text:s text:c="4"/>Show participant info dialog.</text:p>
      <text:p text:style-name="Standard"><text:s text:c="4"/>Parameters</text:p>
      <text:p text:style-name="Standard"><text:s text:c="4"/>==========</text:p>
      <text:p text:style-name="Standard"><text:s text:c="4"/>expInfo : dict</text:p>
      <text:p text:style-name="Standard"><text:s text:c="8"/>Information about this experiment.</text:p>
      <text:p text:style-name="Standard"><text:s text:c="4"/></text:p>
      <text:p text:style-name="Standard"><text:s text:c="4"/>Returns</text:p>
      <text:p text:style-name="Standard"><text:s text:c="4"/>==========</text:p>
      <text:p text:style-name="Standard"><text:s text:c="4"/>dict</text:p>
      <text:p text:style-name="Standard"><text:s text:c="8"/>Information about this experiment.</text:p>
      <text:p text:style-name="Standard"><text:s text:c="4"/>"""</text:p>
      <text:p text:style-name="Standard"><text:s text:c="4"/># show participant info dialog</text:p>
      <text:p text:style-name="Standard"><text:s text:c="4"/>dlg = gui.DlgFromDict(</text:p>
      <text:p text:style-name="Standard"><text:s text:c="8"/>dictionary=expInfo, sortKeys=False, title=expName, alwaysOnTop=True</text:p>
      <text:p text:style-name="Standard"><text:s text:c="4"/>)</text:p>
      <text:p text:style-name="Standard"><text:s text:c="4"/>if dlg.OK == False:</text:p>
      <text:p text:style-name="Standard"><text:s text:c="8"/>core.quit() <text:s/># user pressed cancel</text:p>
      <text:p text:style-name="Standard"><text:s text:c="4"/># return expInfo</text:p>
      <text:p text:style-name="Standard"><text:s text:c="4"/>return expInfo</text:p>
      <text:p text:style-name="Standard"/>
      <text:p text:style-name="Standard"/>
      <text:p text:style-name="Standard">def setupData(expInfo, dataDir=None):</text:p>
      <text:p text:style-name="Standard"><text:s text:c="4"/>"""</text:p>
      <text:p text:style-name="Standard"><text:s text:c="4"/>Make an ExperimentHandler to handle trials and saving.</text:p>
      <text:p text:style-name="Standard"><text:s text:c="4"/></text:p>
      <text:p text:style-name="Standard"><text:s text:c="4"/>Parameters</text:p>
      <text:p text:style-name="Standard"><text:s text:c="4"/>==========</text:p>
      <text:p text:style-name="Standard"><text:s text:c="4"/>expInfo : dict</text:p>
      <text:p text:style-name="Standard"><text:s text:c="8"/>Information about this experiment, created by the `setupExpInfo` function.</text:p>
      <text:p text:style-name="Standard"><text:s text:c="4"/>dataDir : Path, str or None</text:p>
      <text:p text:style-name="Standard"><text:soft-page-break/><text:s text:c="8"/>Folder to save the data to, leave as None to create a folder in the current directory. <text:s text:c="3"/></text:p>
      <text:p text:style-name="Standard"><text:s text:c="4"/>Returns</text:p>
      <text:p text:style-name="Standard"><text:s text:c="4"/>==========</text:p>
      <text:p text:style-name="Standard"><text:s text:c="4"/>psychopy.data.ExperimentHandler</text:p>
      <text:p text:style-name="Standard"><text:s text:c="8"/>Handler object for this experiment, contains the data to save and information about </text:p>
      <text:p text:style-name="Standard"><text:s text:c="8"/>where to save it to.</text:p>
      <text:p text:style-name="Standard"><text:s text:c="4"/>"""</text:p>
      <text:p text:style-name="Standard"><text:s text:c="4"/># remove dialog-specific syntax from expInfo</text:p>
      <text:p text:style-name="Standard"><text:s text:c="4"/>for key, val in expInfo.copy().items():</text:p>
      <text:p text:style-name="Standard"><text:s text:c="8"/>newKey, _ = data.utils.parsePipeSyntax(key)</text:p>
      <text:p text:style-name="Standard"><text:s text:c="8"/>expInfo[newKey] = expInfo.pop(key)</text:p>
      <text:p text:style-name="Standard"><text:s text:c="4"/></text:p>
      <text:p text:style-name="Standard"><text:s text:c="4"/># data file name stem = absolute path + name; later add .psyexp, .csv, .log, etc</text:p>
      <text:p text:style-name="Standard"><text:s text:c="4"/>if dataDir is None:</text:p>
      <text:p text:style-name="Standard"><text:s text:c="8"/>dataDir = _thisDir</text:p>
      <text:p text:style-name="Standard"><text:s text:c="4"/>filename = u'data/%s_%s_%s' % (expInfo['participant'], expName, expInfo['date'])</text:p>
      <text:p text:style-name="Standard"><text:s text:c="4"/># make sure filename is relative to dataDir</text:p>
      <text:p text:style-name="Standard"><text:s text:c="4"/>if os.path.isabs(filename):</text:p>
      <text:p text:style-name="Standard"><text:s text:c="8"/>dataDir = os.path.commonprefix([dataDir, filename])</text:p>
      <text:p text:style-name="Standard"><text:s text:c="8"/>filename = os.path.relpath(filename, dataDir)</text:p>
      <text:p text:style-name="Standard"><text:s text:c="4"/></text:p>
      <text:p text:style-name="Standard"><text:s text:c="4"/># an ExperimentHandler isn't essential but helps with data saving</text:p>
      <text:p text:style-name="Standard"><text:s text:c="4"/>thisExp = data.ExperimentHandler(</text:p>
      <text:p text:style-name="Standard"><text:s text:c="8"/>name=expName, version='',</text:p>
      <text:p text:style-name="Standard"><text:s text:c="8"/>extraInfo=expInfo, runtimeInfo=None,</text:p>
      <text:p text:style-name="Standard"><text:s text:c="8"/>originPath='/home/thought-dynamics-lab-linux/Documents/GitHub/MultipleSubjectsPsychoPy/untitled.py',</text:p>
      <text:p text:style-name="Standard"><text:s text:c="8"/>savePickle=True, saveWideText=True,</text:p>
      <text:p text:style-name="Standard"><text:s text:c="8"/>dataFileName=dataDir + os.sep + filename, sortColumns='time'</text:p>
      <text:p text:style-name="Standard"><text:s text:c="4"/>)</text:p>
      <text:p text:style-name="Standard"><text:s text:c="4"/>thisExp.setPriority('thisRow.t', priority.CRITICAL)</text:p>
      <text:p text:style-name="Standard"><text:s text:c="4"/>thisExp.setPriority('expName', priority.LOW)</text:p>
      <text:p text:style-name="Standard"><text:s text:c="4"/># return experiment handler</text:p>
      <text:p text:style-name="Standard"><text:s text:c="4"/>return thisExp</text:p>
      <text:p text:style-name="Standard"/>
      <text:p text:style-name="Standard"/>
      <text:p text:style-name="Standard">def setupLogging(filename):</text:p>
      <text:p text:style-name="Standard"><text:s text:c="4"/>"""</text:p>
      <text:p text:style-name="Standard"><text:s text:c="4"/>Setup a log file and tell it what level to log at.</text:p>
      <text:p text:style-name="Standard"><text:s text:c="4"/></text:p>
      <text:p text:style-name="Standard"><text:s text:c="4"/>Parameters</text:p>
      <text:p text:style-name="Standard"><text:s text:c="4"/>==========</text:p>
      <text:p text:style-name="Standard"><text:s text:c="4"/>filename : str or pathlib.Path</text:p>
      <text:p text:style-name="Standard"><text:s text:c="8"/>Filename to save log file and data files as, doesn't need an extension.</text:p>
      <text:p text:style-name="Standard"><text:s text:c="4"/></text:p>
      <text:p text:style-name="Standard"><text:s text:c="4"/>Returns</text:p>
      <text:p text:style-name="Standard"><text:s text:c="4"/>==========</text:p>
      <text:p text:style-name="Standard"><text:s text:c="4"/>psychopy.logging.LogFile</text:p>
      <text:p text:style-name="Standard"><text:s text:c="8"/>Text stream to receive inputs from the logging system.</text:p>
      <text:p text:style-name="Standard"><text:s text:c="4"/>"""</text:p>
      <text:p text:style-name="Standard"><text:s text:c="4"/># set how much information should be printed to the console / app</text:p>
      <text:p text:style-name="Standard"><text:soft-page-break/><text:s text:c="4"/>if PILOTING:</text:p>
      <text:p text:style-name="Standard"><text:s text:c="8"/>logging.console.setLevel(</text:p>
      <text:p text:style-name="Standard"><text:s text:c="12"/>prefs.piloting['pilotConsoleLoggingLevel']</text:p>
      <text:p text:style-name="Standard"><text:s text:c="8"/>)</text:p>
      <text:p text:style-name="Standard"><text:s text:c="4"/>else:</text:p>
      <text:p text:style-name="Standard"><text:s text:c="8"/>logging.console.setLevel('warning')</text:p>
      <text:p text:style-name="Standard"><text:s text:c="4"/># save a log file for detail verbose info</text:p>
      <text:p text:style-name="Standard"><text:s text:c="4"/>logFile = logging.LogFile(filename+'.log')</text:p>
      <text:p text:style-name="Standard"><text:s text:c="4"/>if PILOTING:</text:p>
      <text:p text:style-name="Standard"><text:s text:c="8"/>logFile.setLevel(</text:p>
      <text:p text:style-name="Standard"><text:s text:c="12"/>prefs.piloting['pilotLoggingLevel']</text:p>
      <text:p text:style-name="Standard"><text:s text:c="8"/>)</text:p>
      <text:p text:style-name="Standard"><text:s text:c="4"/>else:</text:p>
      <text:p text:style-name="Standard"><text:s text:c="8"/>logFile.setLevel(</text:p>
      <text:p text:style-name="Standard"><text:s text:c="12"/>logging.getLevel('info')</text:p>
      <text:p text:style-name="Standard"><text:s text:c="8"/>)</text:p>
      <text:p text:style-name="Standard"><text:s text:c="4"/></text:p>
      <text:p text:style-name="Standard"><text:s text:c="4"/>return logFile</text:p>
      <text:p text:style-name="Standard"/>
      <text:p text:style-name="Standard"/>
      <text:p text:style-name="Standard">def setupWindow(expInfo=None, win=None):</text:p>
      <text:p text:style-name="Standard"><text:s text:c="4"/>"""</text:p>
      <text:p text:style-name="Standard"><text:s text:c="4"/>Setup the Window</text:p>
      <text:p text:style-name="Standard"><text:s text:c="4"/></text:p>
      <text:p text:style-name="Standard"><text:s text:c="4"/>Parameters</text:p>
      <text:p text:style-name="Standard"><text:s text:c="4"/>==========</text:p>
      <text:p text:style-name="Standard"><text:s text:c="4"/>expInfo : dict</text:p>
      <text:p text:style-name="Standard"><text:s text:c="8"/>Information about this experiment, created by the `setupExpInfo` function.</text:p>
      <text:p text:style-name="Standard"><text:s text:c="4"/>win : psychopy.visual.Window</text:p>
      <text:p text:style-name="Standard"><text:s text:c="8"/>Window to setup - leave as None to create a new window.</text:p>
      <text:p text:style-name="Standard"><text:s text:c="4"/></text:p>
      <text:p text:style-name="Standard"><text:s text:c="4"/>Returns</text:p>
      <text:p text:style-name="Standard"><text:s text:c="4"/>==========</text:p>
      <text:p text:style-name="Standard"><text:s text:c="4"/>psychopy.visual.Window</text:p>
      <text:p text:style-name="Standard"><text:s text:c="8"/>Window in which to run this experiment.</text:p>
      <text:p text:style-name="Standard"><text:s text:c="4"/>"""</text:p>
      <text:p text:style-name="Standard"><text:s text:c="4"/>if PILOTING:</text:p>
      <text:p text:style-name="Standard"><text:s text:c="8"/>logging.debug('Fullscreen settings ignored as running in pilot mode.')</text:p>
      <text:p text:style-name="Standard"><text:s text:c="4"/></text:p>
      <text:p text:style-name="Standard"><text:s text:c="4"/>if win is None:</text:p>
      <text:p text:style-name="Standard"><text:s text:c="8"/># if not given a window to setup, make one</text:p>
      <text:p text:style-name="Standard"><text:s text:c="8"/>win = visual.Window(</text:p>
      <text:p text:style-name="Standard"><text:s text:c="12"/>size=_winSize, fullscr=_fullScr, screen=0,</text:p>
      <text:p text:style-name="Standard"><text:s text:c="12"/>winType='pyglet', allowStencil=False,</text:p>
      <text:p text:style-name="Standard"><text:s text:c="12"/>monitor='testMonitor', color=[0,0,0], colorSpace='rgb',</text:p>
      <text:p text:style-name="Standard"><text:s text:c="12"/>backgroundImage='', backgroundFit='none',</text:p>
      <text:p text:style-name="Standard"><text:s text:c="12"/>blendMode='avg', useFBO=True,</text:p>
      <text:p text:style-name="Standard"><text:s text:c="12"/>units='height', </text:p>
      <text:p text:style-name="Standard"><text:s text:c="12"/>checkTiming=False <text:s/># we're going to do this ourselves in a moment</text:p>
      <text:p text:style-name="Standard"><text:s text:c="8"/>)</text:p>
      <text:p text:style-name="Standard"><text:s text:c="4"/>else:</text:p>
      <text:p text:style-name="Standard"><text:s text:c="8"/># if we have a window, just set the attributes which are safe to set</text:p>
      <text:p text:style-name="Standard"><text:soft-page-break/><text:s text:c="8"/>win.color = [0,0,0]</text:p>
      <text:p text:style-name="Standard"><text:s text:c="8"/>win.colorSpace = 'rgb'</text:p>
      <text:p text:style-name="Standard"><text:s text:c="8"/>win.backgroundImage = ''</text:p>
      <text:p text:style-name="Standard"><text:s text:c="8"/>win.backgroundFit = 'none'</text:p>
      <text:p text:style-name="Standard"><text:s text:c="8"/>win.units = 'height'</text:p>
      <text:p text:style-name="Standard"><text:s text:c="4"/>if expInfo is not None:</text:p>
      <text:p text:style-name="Standard"><text:s text:c="8"/># get/measure frame rate if not already in expInfo</text:p>
      <text:p text:style-name="Standard"><text:s text:c="8"/>if win._monitorFrameRate is None:</text:p>
      <text:p text:style-name="Standard"><text:s text:c="12"/>win._monitorFrameRate = win.getActualFrameRate(infoMsg='Attempting to measure frame rate of screen, please wait...')</text:p>
      <text:p text:style-name="Standard"><text:s text:c="8"/>expInfo['frameRate'] = win._monitorFrameRate</text:p>
      <text:p text:style-name="Standard"><text:s text:c="4"/>win.mouseVisible = False</text:p>
      <text:p text:style-name="Standard"><text:s text:c="4"/>win.hideMessage()</text:p>
      <text:p text:style-name="Standard"><text:s text:c="4"/># show a visual indicator if we're in piloting mode</text:p>
      <text:p text:style-name="Standard"><text:s text:c="4"/>if PILOTING and prefs.piloting['showPilotingIndicator']:</text:p>
      <text:p text:style-name="Standard"><text:s text:c="8"/>win.showPilotingIndicator()</text:p>
      <text:p text:style-name="Standard"><text:s text:c="4"/></text:p>
      <text:p text:style-name="Standard"><text:s text:c="4"/>return win</text:p>
      <text:p text:style-name="Standard"/>
      <text:p text:style-name="Standard"/>
      <text:p text:style-name="Standard">def setupDevices(expInfo, thisExp, win):</text:p>
      <text:p text:style-name="Standard"><text:s text:c="4"/>"""</text:p>
      <text:p text:style-name="Standard"><text:s text:c="4"/>Setup whatever devices are available (mouse, keyboard, speaker, eyetracker, etc.) and add them to </text:p>
      <text:p text:style-name="Standard"><text:s text:c="4"/>the device manager (deviceManager)</text:p>
      <text:p text:style-name="Standard"><text:s text:c="4"/></text:p>
      <text:p text:style-name="Standard"><text:s text:c="4"/>Parameters</text:p>
      <text:p text:style-name="Standard"><text:s text:c="4"/>==========</text:p>
      <text:p text:style-name="Standard"><text:s text:c="4"/>expInfo : dict</text:p>
      <text:p text:style-name="Standard"><text:s text:c="8"/>Information about this experiment, created by the `setupExpInfo` function.</text:p>
      <text:p text:style-name="Standard"><text:s text:c="4"/>thisExp : psychopy.data.ExperimentHandler</text:p>
      <text:p text:style-name="Standard"><text:s text:c="8"/>Handler object for this experiment, contains the data to save and information about </text:p>
      <text:p text:style-name="Standard"><text:s text:c="8"/>where to save it to.</text:p>
      <text:p text:style-name="Standard"><text:s text:c="4"/>win : psychopy.visual.Window</text:p>
      <text:p text:style-name="Standard"><text:s text:c="8"/>Window in which to run this experiment.</text:p>
      <text:p text:style-name="Standard"><text:s text:c="4"/>Returns</text:p>
      <text:p text:style-name="Standard"><text:s text:c="4"/>==========</text:p>
      <text:p text:style-name="Standard"><text:s text:c="4"/>bool</text:p>
      <text:p text:style-name="Standard"><text:s text:c="8"/>True if completed successfully.</text:p>
      <text:p text:style-name="Standard"><text:s text:c="4"/>"""</text:p>
      <text:p text:style-name="Standard"><text:s text:c="4"/># --- Setup input devices ---</text:p>
      <text:p text:style-name="Standard"><text:s text:c="4"/>ioConfig = {}</text:p>
      <text:p text:style-name="Standard"><text:s text:c="4"/></text:p>
      <text:p text:style-name="Standard"><text:s text:c="4"/># Setup iohub keyboard</text:p>
      <text:p text:style-name="Standard"><text:s text:c="4"/>ioConfig['Keyboard'] = dict(use_keymap='psychopy')</text:p>
      <text:p text:style-name="Standard"><text:s text:c="4"/></text:p>
      <text:p text:style-name="Standard"><text:s text:c="4"/># Setup iohub experiment</text:p>
      <text:p text:style-name="Standard"><text:s text:c="4"/>ioConfig['Experiment'] = dict(filename=thisExp.dataFileName)</text:p>
      <text:p text:style-name="Standard"><text:s text:c="4"/></text:p>
      <text:p text:style-name="Standard"><text:s text:c="4"/># Start ioHub server</text:p>
      <text:p text:style-name="Standard"><text:s text:c="4"/>ioServer = io.launchHubServer(window=win, **ioConfig)</text:p>
      <text:p text:style-name="Standard"><text:s text:c="4"/></text:p>
      <text:p text:style-name="Standard"><text:soft-page-break/><text:s text:c="4"/># store ioServer object in the device manager</text:p>
      <text:p text:style-name="Standard"><text:s text:c="4"/>deviceManager.ioServer = ioServer</text:p>
      <text:p text:style-name="Standard"><text:s text:c="4"/></text:p>
      <text:p text:style-name="Standard"><text:s text:c="4"/># create a default keyboard (e.g. to check for escape)</text:p>
      <text:p text:style-name="Standard"><text:s text:c="4"/>if deviceManager.getDevice('defaultKeyboard') is None:</text:p>
      <text:p text:style-name="Standard"><text:s text:c="8"/>deviceManager.addDevice(</text:p>
      <text:p text:style-name="Standard"><text:s text:c="12"/>deviceClass='keyboard', deviceName='defaultKeyboard', backend='iohub'</text:p>
      <text:p text:style-name="Standard"><text:s text:c="8"/>)</text:p>
      <text:p text:style-name="Standard"><text:s text:c="4"/>if deviceManager.getDevice('key_resp') is None:</text:p>
      <text:p text:style-name="Standard"><text:s text:c="8"/># initialise key_resp</text:p>
      <text:p text:style-name="Standard"><text:s text:c="8"/>key_resp = deviceManager.addDevice(</text:p>
      <text:p text:style-name="Standard"><text:s text:c="12"/>deviceClass='keyboard',</text:p>
      <text:p text:style-name="Standard"><text:s text:c="12"/>deviceName='key_resp',</text:p>
      <text:p text:style-name="Standard"><text:s text:c="8"/>)</text:p>
      <text:p text:style-name="Standard"><text:s text:c="4"/>if deviceManager.getDevice('key_resp_2') is None:</text:p>
      <text:p text:style-name="Standard"><text:s text:c="8"/># initialise key_resp_2</text:p>
      <text:p text:style-name="Standard"><text:s text:c="8"/>key_resp_2 = deviceManager.addDevice(</text:p>
      <text:p text:style-name="Standard"><text:s text:c="12"/>deviceClass='keyboard',</text:p>
      <text:p text:style-name="Standard"><text:s text:c="12"/>deviceName='key_resp_2',</text:p>
      <text:p text:style-name="Standard"><text:s text:c="8"/>)</text:p>
      <text:p text:style-name="Standard"><text:s text:c="4"/># return True if completed successfully</text:p>
      <text:p text:style-name="Standard"><text:s text:c="4"/>return True</text:p>
      <text:p text:style-name="Standard"/>
      <text:p text:style-name="Standard">def pauseExperiment(thisExp, win=None, timers=[], playbackComponents=[]):</text:p>
      <text:p text:style-name="Standard"><text:s text:c="4"/>"""</text:p>
      <text:p text:style-name="Standard"><text:s text:c="4"/>Pause this experiment, preventing the flow from advancing to the next routine until resumed.</text:p>
      <text:p text:style-name="Standard"><text:s text:c="4"/></text:p>
      <text:p text:style-name="Standard"><text:s text:c="4"/>Parameters</text:p>
      <text:p text:style-name="Standard"><text:s text:c="4"/>==========</text:p>
      <text:p text:style-name="Standard"><text:s text:c="4"/>thisExp : psychopy.data.ExperimentHandler</text:p>
      <text:p text:style-name="Standard"><text:s text:c="8"/>Handler object for this experiment, contains the data to save and information about </text:p>
      <text:p text:style-name="Standard"><text:s text:c="8"/>where to save it to.</text:p>
      <text:p text:style-name="Standard"><text:s text:c="4"/>win : psychopy.visual.Window</text:p>
      <text:p text:style-name="Standard"><text:s text:c="8"/>Window for this experiment.</text:p>
      <text:p text:style-name="Standard"><text:s text:c="4"/>timers : list, tuple</text:p>
      <text:p text:style-name="Standard"><text:s text:c="8"/>List of timers to reset once pausing is finished.</text:p>
      <text:p text:style-name="Standard"><text:s text:c="4"/>playbackComponents : list, tuple</text:p>
      <text:p text:style-name="Standard"><text:s text:c="8"/>List of any components with a `pause` method which need to be paused.</text:p>
      <text:p text:style-name="Standard"><text:s text:c="4"/>"""</text:p>
      <text:p text:style-name="Standard"><text:s text:c="4"/># if we are not paused, do nothing</text:p>
      <text:p text:style-name="Standard"><text:s text:c="4"/>if thisExp.status != PAUSED:</text:p>
      <text:p text:style-name="Standard"><text:s text:c="8"/>return</text:p>
      <text:p text:style-name="Standard"><text:s text:c="4"/></text:p>
      <text:p text:style-name="Standard"><text:s text:c="4"/># start a timer to figure out how long we're paused for</text:p>
      <text:p text:style-name="Standard"><text:s text:c="4"/>pauseTimer = core.Clock()</text:p>
      <text:p text:style-name="Standard"><text:s text:c="4"/># pause any playback components</text:p>
      <text:p text:style-name="Standard"><text:s text:c="4"/>for comp in playbackComponents:</text:p>
      <text:p text:style-name="Standard"><text:s text:c="8"/>comp.pause()</text:p>
      <text:p text:style-name="Standard"><text:s text:c="4"/># make sure we have a keyboard</text:p>
      <text:p text:style-name="Standard"><text:s text:c="4"/>defaultKeyboard = deviceManager.getDevice('defaultKeyboard')</text:p>
      <text:p text:style-name="Standard"><text:s text:c="4"/>if defaultKeyboard is None:</text:p>
      <text:p text:style-name="Standard"><text:s text:c="8"/>defaultKeyboard = deviceManager.addKeyboard(</text:p>
      <text:p text:style-name="Standard"><text:soft-page-break/><text:s text:c="12"/>deviceClass='keyboard',</text:p>
      <text:p text:style-name="Standard"><text:s text:c="12"/>deviceName='defaultKeyboard',</text:p>
      <text:p text:style-name="Standard"><text:s text:c="12"/>backend='ioHub',</text:p>
      <text:p text:style-name="Standard"><text:s text:c="8"/>)</text:p>
      <text:p text:style-name="Standard"><text:s text:c="4"/># run a while loop while we wait to unpause</text:p>
      <text:p text:style-name="Standard"><text:s text:c="4"/>while thisExp.status == PAUSED:</text:p>
      <text:p text:style-name="Standard"><text:s text:c="8"/># check for quit (typically the Esc key)</text:p>
      <text:p text:style-name="Standard"><text:s text:c="8"/>if defaultKeyboard.getKeys(keyList=['escape']):</text:p>
      <text:p text:style-name="Standard"><text:s text:c="12"/>endExperiment(thisExp, win=win)</text:p>
      <text:p text:style-name="Standard"><text:s text:c="8"/># sleep 1ms so other threads can execute</text:p>
      <text:p text:style-name="Standard"><text:s text:c="8"/>clock.time.sleep(0.001)</text:p>
      <text:p text:style-name="Standard"><text:s text:c="4"/># if stop was requested while paused, quit</text:p>
      <text:p text:style-name="Standard"><text:s text:c="4"/>if thisExp.status == FINISHED:</text:p>
      <text:p text:style-name="Standard"><text:s text:c="8"/>endExperiment(thisExp, win=win)</text:p>
      <text:p text:style-name="Standard"><text:s text:c="4"/># resume any playback components</text:p>
      <text:p text:style-name="Standard"><text:s text:c="4"/>for comp in playbackComponents:</text:p>
      <text:p text:style-name="Standard"><text:s text:c="8"/>comp.play()</text:p>
      <text:p text:style-name="Standard"><text:s text:c="4"/># reset any timers</text:p>
      <text:p text:style-name="Standard"><text:s text:c="4"/>for timer in timers:</text:p>
      <text:p text:style-name="Standard"><text:s text:c="8"/>timer.addTime(-pauseTimer.getTime())</text:p>
      <text:p text:style-name="Standard"/>
      <text:p text:style-name="Standard"/>
      <text:p text:style-name="Standard">def run(expInfo, thisExp, win, globalClock=None, thisSession=None):</text:p>
      <text:p text:style-name="Standard"><text:s text:c="4"/>"""</text:p>
      <text:p text:style-name="Standard"><text:s text:c="4"/>Run the experiment flow.</text:p>
      <text:p text:style-name="Standard"><text:s text:c="4"/></text:p>
      <text:p text:style-name="Standard"><text:s text:c="4"/>Parameters</text:p>
      <text:p text:style-name="Standard"><text:s text:c="4"/>==========</text:p>
      <text:p text:style-name="Standard"><text:s text:c="4"/>expInfo : dict</text:p>
      <text:p text:style-name="Standard"><text:s text:c="8"/>Information about this experiment, created by the `setupExpInfo` function.</text:p>
      <text:p text:style-name="Standard"><text:s text:c="4"/>thisExp : psychopy.data.ExperimentHandler</text:p>
      <text:p text:style-name="Standard"><text:s text:c="8"/>Handler object for this experiment, contains the data to save and information about </text:p>
      <text:p text:style-name="Standard"><text:s text:c="8"/>where to save it to.</text:p>
      <text:p text:style-name="Standard"><text:s text:c="4"/>psychopy.visual.Window</text:p>
      <text:p text:style-name="Standard"><text:s text:c="8"/>Window in which to run this experiment.</text:p>
      <text:p text:style-name="Standard"><text:s text:c="4"/>globalClock : psychopy.core.clock.Clock or None</text:p>
      <text:p text:style-name="Standard"><text:s text:c="8"/>Clock to get global time from - supply None to make a new one.</text:p>
      <text:p text:style-name="Standard"><text:s text:c="4"/>thisSession : psychopy.session.Session or None</text:p>
      <text:p text:style-name="Standard"><text:s text:c="8"/>Handle of the Session object this experiment is being run from, if any.</text:p>
      <text:p text:style-name="Standard"><text:s text:c="4"/>"""</text:p>
      <text:p text:style-name="Standard"><text:s text:c="4"/># mark experiment as started</text:p>
      <text:p text:style-name="Standard"><text:s text:c="4"/>thisExp.status = STARTED</text:p>
      <text:p text:style-name="Standard"><text:s text:c="4"/># make sure variables created by exec are available globally</text:p>
      <text:p text:style-name="Standard"><text:s text:c="4"/>exec = environmenttools.setExecEnvironment(globals())</text:p>
      <text:p text:style-name="Standard"><text:s text:c="4"/># get device handles from dict of input devices</text:p>
      <text:p text:style-name="Standard"><text:s text:c="4"/>ioServer = deviceManager.ioServer</text:p>
      <text:p text:style-name="Standard"><text:s text:c="4"/># get/create a default keyboard (e.g. to check for escape)</text:p>
      <text:p text:style-name="Standard"><text:s text:c="4"/>defaultKeyboard = deviceManager.getDevice('defaultKeyboard')</text:p>
      <text:p text:style-name="Standard"><text:s text:c="4"/>if defaultKeyboard is None:</text:p>
      <text:p text:style-name="Standard"><text:s text:c="8"/>deviceManager.addDevice(</text:p>
      <text:p text:style-name="Standard"><text:s text:c="12"/>deviceClass='keyboard', deviceName='defaultKeyboard', backend='ioHub'</text:p>
      <text:p text:style-name="Standard"><text:s text:c="8"/>)</text:p>
      <text:p text:style-name="Standard"><text:soft-page-break/><text:s text:c="4"/>eyetracker = deviceManager.getDevice('eyetracker')</text:p>
      <text:p text:style-name="Standard"><text:s text:c="4"/># make sure we're running in the directory for this experiment</text:p>
      <text:p text:style-name="Standard"><text:s text:c="4"/>os.chdir(_thisDir)</text:p>
      <text:p text:style-name="Standard"><text:s text:c="4"/># get filename from ExperimentHandler for convenience</text:p>
      <text:p text:style-name="Standard"><text:s text:c="4"/>filename = thisExp.dataFileName</text:p>
      <text:p text:style-name="Standard"><text:s text:c="4"/>frameTolerance = 0.001 <text:s/># how close to onset before 'same' frame</text:p>
      <text:p text:style-name="Standard"><text:s text:c="4"/>endExpNow = False <text:s/># flag for 'escape' or other condition =&gt; quit the exp</text:p>
      <text:p text:style-name="Standard"><text:s text:c="4"/># get frame duration from frame rate in expInfo</text:p>
      <text:p text:style-name="Standard"><text:s text:c="4"/>if 'frameRate' in expInfo and expInfo['frameRate'] is not None:</text:p>
      <text:p text:style-name="Standard"><text:s text:c="8"/>frameDur = 1.0 / round(expInfo['frameRate'])</text:p>
      <text:p text:style-name="Standard"><text:s text:c="4"/>else:</text:p>
      <text:p text:style-name="Standard"><text:s text:c="8"/>frameDur = 1.0 / 60.0 <text:s/># could not measure, so guess</text:p>
      <text:p text:style-name="Standard"><text:s text:c="4"/></text:p>
      <text:p text:style-name="Standard"><text:s text:c="4"/># Start Code - component code to be run after the window creation</text:p>
      <text:p text:style-name="Standard"><text:s text:c="4"/></text:p>
      <text:p text:style-name="Standard"><text:s text:c="4"/># --- Initialize components for Routine "p1" ---</text:p>
      <text:p text:style-name="Standard"><text:s text:c="4"/>key_resp = keyboard.Keyboard(deviceName='key_resp')</text:p>
      <text:p text:style-name="Standard"><text:s text:c="4"/>key_resp_2 = keyboard.Keyboard(deviceName='key_resp_2')</text:p>
      <text:p text:style-name="Standard"><text:s text:c="4"/># Run 'Begin Experiment' code from code</text:p>
      <text:p text:style-name="Standard"><text:s text:c="4"/>import serial</text:p>
      <text:p text:style-name="Standard"><text:s text:c="4"/></text:p>
      <text:p text:style-name="Standard"><text:s text:c="4"/>port = serial.Serial("/dev/ttyUSB0", baudrate=115200)</text:p>
      <text:p text:style-name="Standard"><text:s text:c="4"/>trigger = int(10)</text:p>
      <text:p text:style-name="Standard"><text:s text:c="4"/></text:p>
      <text:p text:style-name="Standard"><text:s text:c="4"/>win0 = visual.Window(size=(1920, 1080), screen=1, fullscr=True)</text:p>
      <text:p text:style-name="Standard"><text:s text:c="4"/>win0.checkTiming=False</text:p>
      <text:p text:style-name="Standard"><text:s text:c="4"/>win1 = visual.Window(size=(1920, 1080), screen=2, fullscr=True)</text:p>
      <text:p text:style-name="Standard"><text:s text:c="4"/>win1.checkTiming=False</text:p>
      <text:p text:style-name="Standard"><text:s text:c="4"/></text:p>
      <text:p text:style-name="Standard"><text:s text:c="4"/></text:p>
      <text:p text:style-name="Standard"><text:s text:c="4"/></text:p>
      <text:p text:style-name="Standard"><text:s text:c="4"/>active_txt = visual.TextStim(win0, text='Close your eyes and1 press the space bar at the same time.\n' + </text:p>
      <text:p text:style-name="Standard"><text:s text:c="4"/>'Count to 10 <text:s/>in your head, and then open your eyes release the spacebar')</text:p>
      <text:p text:style-name="Standard"><text:s text:c="4"/>wait_txt = visual.TextStim(win1, text='The other player is about to close his eyes')</text:p>
      <text:p text:style-name="Standard"><text:s text:c="4"/>polygon = visual.Polygon(win0, pos = (-0.8, 0.8), size = 1.5, edges=4)</text:p>
      <text:p text:style-name="Standard"><text:s text:c="4"/>polygon_waiting = visual.Polygon(win1, pos = (-0.8, 0.8), size = 1.5, edges=4)</text:p>
      <text:p text:style-name="Standard"><text:s text:c="4"/></text:p>
      <text:p text:style-name="Standard"><text:s text:c="4"/>win0.flip()</text:p>
      <text:p text:style-name="Standard"><text:s text:c="4"/>win1.flip()</text:p>
      <text:p text:style-name="Standard"><text:s text:c="4"/></text:p>
      <text:p text:style-name="Standard"><text:s text:c="4"/>import random</text:p>
      <text:p text:style-name="Standard"><text:s text:c="4"/>is_left = random.choice([False, True])</text:p>
      <text:p text:style-name="Standard"><text:s text:c="4"/></text:p>
      <text:p text:style-name="Standard"><text:s text:c="4"/># create some handy timers</text:p>
      <text:p text:style-name="Standard"><text:s text:c="4"/></text:p>
      <text:p text:style-name="Standard"><text:s text:c="4"/># global clock to track the time since experiment started</text:p>
      <text:p text:style-name="Standard"><text:s text:c="4"/>if globalClock is None:</text:p>
      <text:p text:style-name="Standard"><text:s text:c="8"/># create a clock if not given one</text:p>
      <text:p text:style-name="Standard"><text:s text:c="8"/>globalClock = core.Clock()</text:p>
      <text:p text:style-name="Standard"><text:s text:c="4"/>if isinstance(globalClock, str):</text:p>
      <text:p text:style-name="Standard"><text:s text:c="8"/># if given a string, make a clock accoridng to it</text:p>
      <text:p text:style-name="Standard"><text:soft-page-break/><text:s text:c="8"/>if globalClock == 'float':</text:p>
      <text:p text:style-name="Standard"><text:s text:c="12"/># get timestamps as a simple value</text:p>
      <text:p text:style-name="Standard"><text:s text:c="12"/>globalClock = core.Clock(format='float')</text:p>
      <text:p text:style-name="Standard"><text:s text:c="8"/>elif globalClock == 'iso':</text:p>
      <text:p text:style-name="Standard"><text:s text:c="12"/># get timestamps in ISO format</text:p>
      <text:p text:style-name="Standard"><text:s text:c="12"/>globalClock = core.Clock(format='%Y-%m-%d_%H:%M:%S.%f%z')</text:p>
      <text:p text:style-name="Standard"><text:s text:c="8"/>else:</text:p>
      <text:p text:style-name="Standard"><text:s text:c="12"/># get timestamps in a custom format</text:p>
      <text:p text:style-name="Standard"><text:s text:c="12"/>globalClock = core.Clock(format=globalClock)</text:p>
      <text:p text:style-name="Standard"><text:s text:c="4"/>if ioServer is not None:</text:p>
      <text:p text:style-name="Standard"><text:s text:c="8"/>ioServer.syncClock(globalClock)</text:p>
      <text:p text:style-name="Standard"><text:s text:c="4"/>logging.setDefaultClock(globalClock)</text:p>
      <text:p text:style-name="Standard"><text:s text:c="4"/># routine timer to track time remaining of each (possibly non-slip) routine</text:p>
      <text:p text:style-name="Standard"><text:s text:c="4"/>routineTimer = core.Clock()</text:p>
      <text:p text:style-name="Standard"><text:s text:c="4"/>win.flip() <text:s/># flip window to reset last flip timer</text:p>
      <text:p text:style-name="Standard"><text:s text:c="4"/># store the exact time the global clock started</text:p>
      <text:p text:style-name="Standard"><text:s text:c="4"/>expInfo['expStart'] = data.getDateStr(</text:p>
      <text:p text:style-name="Standard"><text:s text:c="8"/>format='%Y-%m-%d %Hh%M.%S.%f %z', fractionalSecondDigits=6</text:p>
      <text:p text:style-name="Standard"><text:s text:c="4"/>)</text:p>
      <text:p text:style-name="Standard"><text:s text:c="4"/></text:p>
      <text:p text:style-name="Standard"><text:s text:c="4"/># set up handler to look after randomisation of conditions etc</text:p>
      <text:p text:style-name="Standard"><text:s text:c="4"/>trials = data.TrialHandler2(</text:p>
      <text:p text:style-name="Standard"><text:s text:c="8"/>name='trials',</text:p>
      <text:p text:style-name="Standard"><text:s text:c="8"/>nReps=50.0, </text:p>
      <text:p text:style-name="Standard"><text:s text:c="8"/>method='random', </text:p>
      <text:p text:style-name="Standard"><text:s text:c="8"/>extraInfo=expInfo, </text:p>
      <text:p text:style-name="Standard"><text:s text:c="8"/>originPath=-1, </text:p>
      <text:p text:style-name="Standard"><text:s text:c="8"/>trialList=[None], </text:p>
      <text:p text:style-name="Standard"><text:s text:c="8"/>seed=None, </text:p>
      <text:p text:style-name="Standard"><text:s text:c="4"/>)</text:p>
      <text:p text:style-name="Standard"><text:s text:c="4"/>thisExp.addLoop(trials) <text:s/># add the loop to the experiment</text:p>
      <text:p text:style-name="Standard"><text:s text:c="4"/>thisTrial = trials.trialList[0] <text:s/># so we can initialise stimuli with some values</text:p>
      <text:p text:style-name="Standard"><text:s text:c="4"/># abbreviate parameter names if possible (e.g. rgb = thisTrial.rgb)</text:p>
      <text:p text:style-name="Standard"><text:s text:c="4"/>if thisTrial != None:</text:p>
      <text:p text:style-name="Standard"><text:s text:c="8"/>for paramName in thisTrial:</text:p>
      <text:p text:style-name="Standard"><text:s text:c="12"/>globals()[paramName] = thisTrial[paramName]</text:p>
      <text:p text:style-name="Standard"><text:s text:c="4"/>if thisSession is not None:</text:p>
      <text:p text:style-name="Standard"><text:s text:c="8"/># if running in a Session with a Liaison client, send data up to now</text:p>
      <text:p text:style-name="Standard"><text:s text:c="8"/>thisSession.sendExperimentData()</text:p>
      <text:p text:style-name="Standard"><text:s text:c="4"/></text:p>
      <text:p text:style-name="Standard"><text:s text:c="4"/>for thisTrial in trials:</text:p>
      <text:p text:style-name="Standard"><text:s text:c="8"/>currentLoop = trials</text:p>
      <text:p text:style-name="Standard"><text:s text:c="8"/>thisExp.timestampOnFlip(win, 'thisRow.t', format=globalClock.format)</text:p>
      <text:p text:style-name="Standard"><text:s text:c="8"/>if thisSession is not None:</text:p>
      <text:p text:style-name="Standard"><text:s text:c="12"/># if running in a Session with a Liaison client, send data up to now</text:p>
      <text:p text:style-name="Standard"><text:s text:c="12"/>thisSession.sendExperimentData()</text:p>
      <text:p text:style-name="Standard"><text:s text:c="8"/># abbreviate parameter names if possible (e.g. rgb = thisTrial.rgb)</text:p>
      <text:p text:style-name="Standard"><text:s text:c="8"/>if thisTrial != None:</text:p>
      <text:p text:style-name="Standard"><text:s text:c="12"/>for paramName in thisTrial:</text:p>
      <text:p text:style-name="Standard"><text:s text:c="16"/>globals()[paramName] = thisTrial[paramName]</text:p>
      <text:p text:style-name="Standard"><text:s text:c="8"/></text:p>
      <text:p text:style-name="Standard"><text:s text:c="8"/># --- Prepare to start Routine "p1" ---</text:p>
      <text:p text:style-name="Standard"><text:soft-page-break/><text:s text:c="8"/># create an object to store info about Routine p1</text:p>
      <text:p text:style-name="Standard"><text:s text:c="8"/>p1 = data.Routine(</text:p>
      <text:p text:style-name="Standard"><text:s text:c="12"/>name='p1',</text:p>
      <text:p text:style-name="Standard"><text:s text:c="12"/>components=[key_resp, key_resp_2],</text:p>
      <text:p text:style-name="Standard"><text:s text:c="8"/>)</text:p>
      <text:p text:style-name="Standard"><text:s text:c="8"/>p1.status = NOT_STARTED</text:p>
      <text:p text:style-name="Standard"><text:s text:c="8"/>continueRoutine = True</text:p>
      <text:p text:style-name="Standard"><text:s text:c="8"/># update component parameters for each repeat</text:p>
      <text:p text:style-name="Standard"><text:s text:c="8"/># create starting attributes for key_resp</text:p>
      <text:p text:style-name="Standard"><text:s text:c="8"/>key_resp.keys = []</text:p>
      <text:p text:style-name="Standard"><text:s text:c="8"/>key_resp.rt = []</text:p>
      <text:p text:style-name="Standard"><text:s text:c="8"/>_key_resp_allKeys = []</text:p>
      <text:p text:style-name="Standard"><text:s text:c="8"/># create starting attributes for key_resp_2</text:p>
      <text:p text:style-name="Standard"><text:s text:c="8"/>key_resp_2.keys = []</text:p>
      <text:p text:style-name="Standard"><text:s text:c="8"/>key_resp_2.rt = []</text:p>
      <text:p text:style-name="Standard"><text:s text:c="8"/>_key_resp_2_allKeys = []</text:p>
      <text:p text:style-name="Standard"><text:s text:c="8"/># Run 'Begin Routine' code from kb_1</text:p>
      <text:p text:style-name="Standard"><text:s text:c="8"/>kb0 = hardware.keyboard.Keyboard(deviceName="kb0", device=0)</text:p>
      <text:p text:style-name="Standard"><text:s text:c="8"/></text:p>
      <text:p text:style-name="Standard"><text:s text:c="8"/>if kb0.status == NOT_STARTED and tThisFlip &gt;= 0.0 - frameTolerance:</text:p>
      <text:p text:style-name="Standard"><text:s text:c="12"/># keep track of start time/frame for later</text:p>
      <text:p text:style-name="Standard"><text:s text:c="12"/>kb0.frameNStart = frameN <text:s/># exact frame index</text:p>
      <text:p text:style-name="Standard"><text:s text:c="12"/>kb0.tStart = t <text:s/># local t and not account for scr refresh</text:p>
      <text:p text:style-name="Standard"><text:s text:c="12"/>kb0.tStartRefresh = tThisFlipGlobal <text:s/># on global time</text:p>
      <text:p text:style-name="Standard"><text:s text:c="12"/>win0.timeOnFlip(kb0, 'tStartRefresh') <text:s/># time at next scr refresh</text:p>
      <text:p text:style-name="Standard"><text:s text:c="12"/># add timestamp to datafile</text:p>
      <text:p text:style-name="Standard"><text:s text:c="12"/>thisExp.timestampOnFlip(win0, 'kb0.started')</text:p>
      <text:p text:style-name="Standard"><text:s text:c="12"/># update status</text:p>
      <text:p text:style-name="Standard"><text:s text:c="12"/>kb0.status = STARTED</text:p>
      <text:p text:style-name="Standard"><text:s text:c="12"/># keyboard checking is just starting</text:p>
      <text:p text:style-name="Standard"><text:s text:c="12"/>waitOnFlip = True</text:p>
      <text:p text:style-name="Standard"><text:s text:c="12"/>win.callOnFlip(kb0.clock.reset) <text:s/># t=0 on next screen flip</text:p>
      <text:p text:style-name="Standard"><text:s text:c="12"/>win.callOnFlip(kb0.clearEvents, eventType='keyboard') </text:p>
      <text:p text:style-name="Standard"><text:s text:c="12"/></text:p>
      <text:p text:style-name="Standard"><text:s text:c="8"/>if kb0.status == STARTED and not waitOnFlip:</text:p>
      <text:p text:style-name="Standard"><text:s text:c="12"/>theseKeys = kb0.getKeys(keyList=['space'], ignoreKeys=["escape"], waitRelease=True)</text:p>
      <text:p text:style-name="Standard"><text:s text:c="12"/>_key_resp_allKeys.extend(theseKeys)</text:p>
      <text:p text:style-name="Standard"><text:s text:c="12"/>if len(_key_resp_allKeys):</text:p>
      <text:p text:style-name="Standard"><text:s text:c="16"/>kb0.keys = _key_resp_allKeys[-1].name <text:s/># just the last key pressed</text:p>
      <text:p text:style-name="Standard"><text:s text:c="16"/>kb0.rt = _key_resp_allKeys[-1].rt</text:p>
      <text:p text:style-name="Standard"><text:s text:c="16"/>kb0.duration = _key_resp_allKeys[-1].duration</text:p>
      <text:p text:style-name="Standard"><text:s text:c="16"/># a response ends the routine</text:p>
      <text:p text:style-name="Standard"><text:s text:c="16"/>continueRoutine = False</text:p>
      <text:p text:style-name="Standard"><text:s text:c="8"/># Run 'Begin Routine' code from kb_2</text:p>
      <text:p text:style-name="Standard"><text:s text:c="8"/>kb1 = hardware.keyboard.Keyboard(deviceName="kb1", device=1)</text:p>
      <text:p text:style-name="Standard"><text:s text:c="8"/></text:p>
      <text:p text:style-name="Standard"><text:s text:c="8"/>if kb1.status == NOT_STARTED and tThisFlip &gt;= 0.0 - frameTolerance:</text:p>
      <text:p text:style-name="Standard"><text:s text:c="12"/># keep track of start time/frame for later</text:p>
      <text:p text:style-name="Standard"><text:s text:c="12"/>kb1.frameNStart = frameN <text:s/># exact frame index</text:p>
      <text:p text:style-name="Standard"><text:s text:c="12"/>kb1.tStart = t <text:s/># local t and not account for scr refresh</text:p>
      <text:p text:style-name="Standard"><text:s text:c="12"/>kb1.tStartRefresh = tThisFlipGlobal <text:s/># on global time</text:p>
      <text:p text:style-name="Standard"><text:s text:c="12"/>win1.timeOnFlip(kb1, 'tStartRefresh') <text:s/># time at next scr refresh</text:p>
      <text:p text:style-name="Standard"><text:soft-page-break/><text:s text:c="12"/># add timestamp to datafile</text:p>
      <text:p text:style-name="Standard"><text:s text:c="12"/>thisExp.timestampOnFlip(win1, 'kb1.started')</text:p>
      <text:p text:style-name="Standard"><text:s text:c="12"/># update status</text:p>
      <text:p text:style-name="Standard"><text:s text:c="12"/>kb1.status = STARTED</text:p>
      <text:p text:style-name="Standard"><text:s text:c="12"/># keyboard checking is just starting</text:p>
      <text:p text:style-name="Standard"><text:s text:c="12"/>waitOnFlip = True</text:p>
      <text:p text:style-name="Standard"><text:s text:c="12"/>win.callOnFlip(kb1.clock.reset) <text:s/># t=0 on next screen flip</text:p>
      <text:p text:style-name="Standard"><text:s text:c="12"/>win.callOnFlip(kb1.clearEvents, eventType='keyboard') </text:p>
      <text:p text:style-name="Standard"><text:s text:c="12"/></text:p>
      <text:p text:style-name="Standard"><text:s text:c="8"/>if kb1.status == STARTED and not waitOnFlip:</text:p>
      <text:p text:style-name="Standard"><text:s text:c="12"/>theseKeys = kb1.getKeys(keyList=['space'], ignoreKeys=["escape"], waitRelease=True)</text:p>
      <text:p text:style-name="Standard"><text:s text:c="12"/>_key_resp_allKeys.extend(theseKeys)</text:p>
      <text:p text:style-name="Standard"><text:s text:c="12"/>if len(_key_resp_allKeys):</text:p>
      <text:p text:style-name="Standard"><text:s text:c="16"/>kb1.keys = _key_resp_allKeys[-1].name <text:s/># just the last key pressed</text:p>
      <text:p text:style-name="Standard"><text:s text:c="16"/>kb1.rt = _key_resp_allKeys[-1].rt</text:p>
      <text:p text:style-name="Standard"><text:s text:c="16"/>kb1.duration = _key_resp_allKeys[-1].duration</text:p>
      <text:p text:style-name="Standard"><text:s text:c="16"/># a response ends the routine</text:p>
      <text:p text:style-name="Standard"><text:s text:c="16"/>continueRoutine = False</text:p>
      <text:p text:style-name="Standard"><text:s text:c="8"/># Run 'Begin Routine' code from code</text:p>
      <text:p text:style-name="Standard"><text:s text:c="8"/>wait_txt.setText('The other player is about to close his eyes')</text:p>
      <text:p text:style-name="Standard"><text:s text:c="8"/></text:p>
      <text:p text:style-name="Standard"><text:s text:c="8"/>if is_left:</text:p>
      <text:p text:style-name="Standard"><text:s text:c="12"/>kb0.waitKeys(keyList=['space'])</text:p>
      <text:p text:style-name="Standard"><text:s text:c="12"/>active_txt.win = win0</text:p>
      <text:p text:style-name="Standard"><text:s text:c="12"/>wait_txt.win = win1</text:p>
      <text:p text:style-name="Standard"><text:s text:c="12"/>polygon.win = win0</text:p>
      <text:p text:style-name="Standard"><text:s text:c="12"/>polygon_waiting.win=win1</text:p>
      <text:p text:style-name="Standard"><text:s text:c="8"/>else:</text:p>
      <text:p text:style-name="Standard"><text:s text:c="12"/>kb1.waitKeys(keyList=['space'])</text:p>
      <text:p text:style-name="Standard"><text:s text:c="12"/>active_txt.win = win1</text:p>
      <text:p text:style-name="Standard"><text:s text:c="12"/>wait_txt.win = win0</text:p>
      <text:p text:style-name="Standard"><text:s text:c="12"/>polygon.win = win1</text:p>
      <text:p text:style-name="Standard"><text:s text:c="12"/>polygon_waiting.win=win0</text:p>
      <text:p text:style-name="Standard"><text:s text:c="12"/></text:p>
      <text:p text:style-name="Standard"><text:s text:c="8"/>wait_txt.setAutoDraw(True)</text:p>
      <text:p text:style-name="Standard"><text:s text:c="8"/>active_txt.setAutoDraw(True)</text:p>
      <text:p text:style-name="Standard"><text:s text:c="8"/>polygon.setAutoDraw(False)</text:p>
      <text:p text:style-name="Standard"><text:s text:c="8"/>polygon_waiting.setAutoDraw(False)</text:p>
      <text:p text:style-name="Standard"><text:s text:c="8"/>win0.flip()</text:p>
      <text:p text:style-name="Standard"><text:s text:c="8"/>win1.flip()</text:p>
      <text:p text:style-name="Standard"><text:s text:c="8"/>clicked = False</text:p>
      <text:p text:style-name="Standard"><text:s text:c="36"/></text:p>
      <text:p text:style-name="Standard"><text:s text:c="8"/># store start times for p1</text:p>
      <text:p text:style-name="Standard"><text:s text:c="8"/>p1.tStartRefresh = win.getFutureFlipTime(clock=globalClock)</text:p>
      <text:p text:style-name="Standard"><text:s text:c="8"/>p1.tStart = globalClock.getTime(format='float')</text:p>
      <text:p text:style-name="Standard"><text:s text:c="8"/>p1.status = STARTED</text:p>
      <text:p text:style-name="Standard"><text:s text:c="8"/>thisExp.addData('p1.started', p1.tStart)</text:p>
      <text:p text:style-name="Standard"><text:s text:c="8"/>p1.maxDuration = None</text:p>
      <text:p text:style-name="Standard"><text:s text:c="8"/># keep track of which components have finished</text:p>
      <text:p text:style-name="Standard"><text:s text:c="8"/>p1Components = p1.components</text:p>
      <text:p text:style-name="Standard"><text:s text:c="8"/>for thisComponent in p1.components:</text:p>
      <text:p text:style-name="Standard"><text:s text:c="12"/>thisComponent.tStart = None</text:p>
      <text:p text:style-name="Standard"><text:soft-page-break/><text:s text:c="12"/>thisComponent.tStop = None</text:p>
      <text:p text:style-name="Standard"><text:s text:c="12"/>thisComponent.tStartRefresh = None</text:p>
      <text:p text:style-name="Standard"><text:s text:c="12"/>thisComponent.tStopRefresh = None</text:p>
      <text:p text:style-name="Standard"><text:s text:c="12"/>if hasattr(thisComponent, 'status'):</text:p>
      <text:p text:style-name="Standard"><text:s text:c="16"/>thisComponent.status = NOT_STARTED</text:p>
      <text:p text:style-name="Standard"><text:s text:c="8"/># reset timers</text:p>
      <text:p text:style-name="Standard"><text:s text:c="8"/>t = 0</text:p>
      <text:p text:style-name="Standard"><text:s text:c="8"/>_timeToFirstFrame = win.getFutureFlipTime(clock="now")</text:p>
      <text:p text:style-name="Standard"><text:s text:c="8"/>frameN = -1</text:p>
      <text:p text:style-name="Standard"><text:s text:c="8"/></text:p>
      <text:p text:style-name="Standard"><text:s text:c="8"/># --- Run Routine "p1" ---</text:p>
      <text:p text:style-name="Standard"><text:s text:c="8"/># if trial has changed, end Routine now</text:p>
      <text:p text:style-name="Standard"><text:s text:c="8"/>if isinstance(trials, data.TrialHandler2) and thisTrial.thisN != trials.thisTrial.thisN:</text:p>
      <text:p text:style-name="Standard"><text:s text:c="12"/>continueRoutine = False</text:p>
      <text:p text:style-name="Standard"><text:s text:c="8"/>p1.forceEnded = routineForceEnded = not continueRoutine</text:p>
      <text:p text:style-name="Standard"><text:s text:c="8"/>while continueRoutine:</text:p>
      <text:p text:style-name="Standard"><text:s text:c="12"/># get current time</text:p>
      <text:p text:style-name="Standard"><text:s text:c="12"/>t = routineTimer.getTime()</text:p>
      <text:p text:style-name="Standard"><text:s text:c="12"/>tThisFlip = win.getFutureFlipTime(clock=routineTimer)</text:p>
      <text:p text:style-name="Standard"><text:s text:c="12"/>tThisFlipGlobal = win.getFutureFlipTime(clock=None)</text:p>
      <text:p text:style-name="Standard"><text:s text:c="12"/>frameN = frameN + 1 <text:s/># number of completed frames (so 0 is the first frame)</text:p>
      <text:p text:style-name="Standard"><text:s text:c="12"/># update/draw components on each frame</text:p>
      <text:p text:style-name="Standard"><text:s text:c="12"/></text:p>
      <text:p text:style-name="Standard"><text:s text:c="12"/># *key_resp* updates</text:p>
      <text:p text:style-name="Standard"><text:s text:c="12"/>waitOnFlip = False</text:p>
      <text:p text:style-name="Standard"><text:s text:c="12"/></text:p>
      <text:p text:style-name="Standard"><text:s text:c="12"/># if key_resp is starting this frame...</text:p>
      <text:p text:style-name="Standard"><text:s text:c="12"/>if key_resp.status == NOT_STARTED and tThisFlip &gt;= 0.0-frameTolerance:</text:p>
      <text:p text:style-name="Standard"><text:s text:c="16"/># keep track of start time/frame for later</text:p>
      <text:p text:style-name="Standard"><text:s text:c="16"/>key_resp.frameNStart = frameN <text:s/># exact frame index</text:p>
      <text:p text:style-name="Standard"><text:s text:c="16"/>key_resp.tStart = t <text:s/># local t and not account for scr refresh</text:p>
      <text:p text:style-name="Standard"><text:s text:c="16"/>key_resp.tStartRefresh = tThisFlipGlobal <text:s/># on global time</text:p>
      <text:p text:style-name="Standard"><text:s text:c="16"/>win.timeOnFlip(key_resp, 'tStartRefresh') <text:s/># time at next scr refresh</text:p>
      <text:p text:style-name="Standard"><text:s text:c="16"/># add timestamp to datafile</text:p>
      <text:p text:style-name="Standard"><text:s text:c="16"/>thisExp.timestampOnFlip(win, 'key_resp.started')</text:p>
      <text:p text:style-name="Standard"><text:s text:c="16"/># update status</text:p>
      <text:p text:style-name="Standard"><text:s text:c="16"/>key_resp.status = STARTED</text:p>
      <text:p text:style-name="Standard"><text:s text:c="16"/># keyboard checking is just starting</text:p>
      <text:p text:style-name="Standard"><text:s text:c="16"/>waitOnFlip = True</text:p>
      <text:p text:style-name="Standard"><text:s text:c="16"/>win.callOnFlip(key_resp.clock.reset) <text:s/># t=0 on next screen flip</text:p>
      <text:p text:style-name="Standard"><text:s text:c="16"/>win.callOnFlip(key_resp.clearEvents, eventType='keyboard') <text:s/># clear events on next screen flip</text:p>
      <text:p text:style-name="Standard"><text:s text:c="12"/>if key_resp.status == STARTED and not waitOnFlip:</text:p>
      <text:p text:style-name="Standard"><text:s text:c="16"/>theseKeys = key_resp.getKeys(keyList=['space'], ignoreKeys=["escape"], waitRelease=True)</text:p>
      <text:p text:style-name="Standard"><text:s text:c="16"/>_key_resp_allKeys.extend(theseKeys)</text:p>
      <text:p text:style-name="Standard"><text:s text:c="16"/>if len(_key_resp_allKeys):</text:p>
      <text:p text:style-name="Standard"><text:s text:c="20"/>key_resp.keys = _key_resp_allKeys[-1].name <text:s/># just the last key pressed</text:p>
      <text:p text:style-name="Standard"><text:s text:c="20"/>key_resp.rt = _key_resp_allKeys[-1].rt</text:p>
      <text:p text:style-name="Standard"><text:s text:c="20"/>key_resp.duration = _key_resp_allKeys[-1].duration</text:p>
      <text:p text:style-name="Standard"><text:s text:c="20"/># a response ends the routine</text:p>
      <text:p text:style-name="Standard"><text:s text:c="20"/>continueRoutine = False</text:p>
      <text:p text:style-name="Standard"><text:soft-page-break/><text:s text:c="12"/></text:p>
      <text:p text:style-name="Standard"><text:s text:c="12"/># *key_resp_2* updates</text:p>
      <text:p text:style-name="Standard"><text:s text:c="12"/>waitOnFlip = False</text:p>
      <text:p text:style-name="Standard"><text:s text:c="12"/></text:p>
      <text:p text:style-name="Standard"><text:s text:c="12"/># if key_resp_2 is starting this frame...</text:p>
      <text:p text:style-name="Standard"><text:s text:c="12"/>if key_resp_2.status == NOT_STARTED and tThisFlip &gt;= 0.0-frameTolerance:</text:p>
      <text:p text:style-name="Standard"><text:s text:c="16"/># keep track of start time/frame for later</text:p>
      <text:p text:style-name="Standard"><text:s text:c="16"/>key_resp_2.frameNStart = frameN <text:s/># exact frame index</text:p>
      <text:p text:style-name="Standard"><text:s text:c="16"/>key_resp_2.tStart = t <text:s/># local t and not account for scr refresh</text:p>
      <text:p text:style-name="Standard"><text:s text:c="16"/>key_resp_2.tStartRefresh = tThisFlipGlobal <text:s/># on global time</text:p>
      <text:p text:style-name="Standard"><text:s text:c="16"/>win.timeOnFlip(key_resp_2, 'tStartRefresh') <text:s/># time at next scr refresh</text:p>
      <text:p text:style-name="Standard"><text:s text:c="16"/># add timestamp to datafile</text:p>
      <text:p text:style-name="Standard"><text:s text:c="16"/>thisExp.timestampOnFlip(win, 'key_resp_2.started')</text:p>
      <text:p text:style-name="Standard"><text:s text:c="16"/># update status</text:p>
      <text:p text:style-name="Standard"><text:s text:c="16"/>key_resp_2.status = STARTED</text:p>
      <text:p text:style-name="Standard"><text:s text:c="16"/># keyboard checking is just starting</text:p>
      <text:p text:style-name="Standard"><text:s text:c="16"/>waitOnFlip = True</text:p>
      <text:p text:style-name="Standard"><text:s text:c="16"/>win.callOnFlip(key_resp_2.clock.reset) <text:s/># t=0 on next screen flip</text:p>
      <text:p text:style-name="Standard"><text:s text:c="16"/>win.callOnFlip(key_resp_2.clearEvents, eventType='keyboard') <text:s/># clear events on next screen flip</text:p>
      <text:p text:style-name="Standard"><text:s text:c="12"/>if key_resp_2.status == STARTED and not waitOnFlip:</text:p>
      <text:p text:style-name="Standard"><text:s text:c="16"/>theseKeys = key_resp_2.getKeys(keyList=['space'], ignoreKeys=["escape"], waitRelease=False)</text:p>
      <text:p text:style-name="Standard"><text:s text:c="16"/>_key_resp_2_allKeys.extend(theseKeys)</text:p>
      <text:p text:style-name="Standard"><text:s text:c="16"/>if len(_key_resp_2_allKeys):</text:p>
      <text:p text:style-name="Standard"><text:s text:c="20"/>key_resp_2.keys = _key_resp_2_allKeys[-1].name <text:s/># just the last key pressed</text:p>
      <text:p text:style-name="Standard"><text:s text:c="20"/>key_resp_2.rt = _key_resp_2_allKeys[-1].rt</text:p>
      <text:p text:style-name="Standard"><text:s text:c="20"/>key_resp_2.duration = _key_resp_2_allKeys[-1].duration</text:p>
      <text:p text:style-name="Standard"><text:s text:c="12"/># Run 'Each Frame' code from code</text:p>
      <text:p text:style-name="Standard"><text:s text:c="12"/>if is_left: </text:p>
      <text:p text:style-name="Standard"><text:s text:c="16"/>hold_keys = kb0.getKeys(['space'], waitRelease = False)</text:p>
      <text:p text:style-name="Standard"><text:s text:c="16"/>press_keys = kb0.getKeys(['space'], waitRelease = True)</text:p>
      <text:p text:style-name="Standard"><text:s text:c="12"/>else:</text:p>
      <text:p text:style-name="Standard"><text:s text:c="16"/>hold_keys = kb1.getKeys(['space'], waitRelease = False)</text:p>
      <text:p text:style-name="Standard"><text:s text:c="16"/>press_keys = kb1.getKeys(['space'], waitRelease = True)</text:p>
      <text:p text:style-name="Standard"><text:s text:c="12"/></text:p>
      <text:p text:style-name="Standard"><text:s text:c="12"/>if press_keys:</text:p>
      <text:p text:style-name="Standard"><text:s text:c="16"/>print("finish")</text:p>
      <text:p text:style-name="Standard"><text:s text:c="16"/>continueRoutine = False</text:p>
      <text:p text:style-name="Standard"><text:s text:c="12"/></text:p>
      <text:p text:style-name="Standard"><text:s text:c="12"/>if <text:s/>not clicked and hold_keys:</text:p>
      <text:p text:style-name="Standard"><text:s text:c="16"/>print("clicked")</text:p>
      <text:p text:style-name="Standard"><text:s text:c="16"/>port.write(trigger.to_bytes(1, 'big'))</text:p>
      <text:p text:style-name="Standard"><text:s text:c="16"/>clicked = True</text:p>
      <text:p text:style-name="Standard"><text:s text:c="16"/>polygon.draw()</text:p>
      <text:p text:style-name="Standard"><text:s text:c="16"/>polygon_waiting.draw()</text:p>
      <text:p text:style-name="Standard"><text:s text:c="16"/>wait_txt.setText('The other player closed his eyes')</text:p>
      <text:p text:style-name="Standard"><text:s text:c="16"/>win0.flip()</text:p>
      <text:p text:style-name="Standard"><text:s text:c="16"/>win1.flip()</text:p>
      <text:p text:style-name="Standard"><text:s text:c="12"/></text:p>
      <text:p text:style-name="Standard"><text:s text:c="12"/># check for quit (typically the Esc key)</text:p>
      <text:p text:style-name="Standard"><text:s text:c="12"/>if defaultKeyboard.getKeys(keyList=["escape"]):</text:p>
      <text:p text:style-name="Standard"><text:soft-page-break/><text:s text:c="16"/>thisExp.status = FINISHED</text:p>
      <text:p text:style-name="Standard"><text:s text:c="12"/>if thisExp.status == FINISHED or endExpNow:</text:p>
      <text:p text:style-name="Standard"><text:s text:c="16"/>endExperiment(thisExp, win=win)</text:p>
      <text:p text:style-name="Standard"><text:s text:c="16"/>return</text:p>
      <text:p text:style-name="Standard"><text:s text:c="12"/># pause experiment here if requested</text:p>
      <text:p text:style-name="Standard"><text:s text:c="12"/>if thisExp.status == PAUSED:</text:p>
      <text:p text:style-name="Standard"><text:s text:c="16"/>pauseExperiment(</text:p>
      <text:p text:style-name="Standard"><text:s text:c="20"/>thisExp=thisExp, </text:p>
      <text:p text:style-name="Standard"><text:s text:c="20"/>win=win, </text:p>
      <text:p text:style-name="Standard"><text:s text:c="20"/>timers=[routineTimer], </text:p>
      <text:p text:style-name="Standard"><text:s text:c="20"/>playbackComponents=[]</text:p>
      <text:p text:style-name="Standard"><text:s text:c="16"/>)</text:p>
      <text:p text:style-name="Standard"><text:s text:c="16"/># skip the frame we paused on</text:p>
      <text:p text:style-name="Standard"><text:s text:c="16"/>continue</text:p>
      <text:p text:style-name="Standard"><text:s text:c="12"/></text:p>
      <text:p text:style-name="Standard"><text:s text:c="12"/># check if all components have finished</text:p>
      <text:p text:style-name="Standard"><text:s text:c="12"/>if not continueRoutine: <text:s/># a component has requested a forced-end of Routine</text:p>
      <text:p text:style-name="Standard"><text:s text:c="16"/>p1.forceEnded = routineForceEnded = True</text:p>
      <text:p text:style-name="Standard"><text:s text:c="16"/>break</text:p>
      <text:p text:style-name="Standard"><text:s text:c="12"/>continueRoutine = False <text:s/># will revert to True if at least one component still running</text:p>
      <text:p text:style-name="Standard"><text:s text:c="12"/>for thisComponent in p1.components:</text:p>
      <text:p text:style-name="Standard"><text:s text:c="16"/>if hasattr(thisComponent, "status") and thisComponent.status != FINISHED:</text:p>
      <text:p text:style-name="Standard"><text:s text:c="20"/>continueRoutine = True</text:p>
      <text:p text:style-name="Standard"><text:s text:c="20"/>break <text:s/># at least one component has not yet finished</text:p>
      <text:p text:style-name="Standard"><text:s text:c="12"/></text:p>
      <text:p text:style-name="Standard"><text:s text:c="12"/># refresh the screen</text:p>
      <text:p text:style-name="Standard"><text:s text:c="12"/>if continueRoutine: <text:s/># don't flip if this routine is over or we'll get a blank screen</text:p>
      <text:p text:style-name="Standard"><text:s text:c="16"/>win.flip()</text:p>
      <text:p text:style-name="Standard"><text:s text:c="8"/></text:p>
      <text:p text:style-name="Standard"><text:s text:c="8"/># --- Ending Routine "p1" ---</text:p>
      <text:p text:style-name="Standard"><text:s text:c="8"/>for thisComponent in p1.components:</text:p>
      <text:p text:style-name="Standard"><text:s text:c="12"/>if hasattr(thisComponent, "setAutoDraw"):</text:p>
      <text:p text:style-name="Standard"><text:s text:c="16"/>thisComponent.setAutoDraw(False)</text:p>
      <text:p text:style-name="Standard"><text:s text:c="8"/># store stop times for p1</text:p>
      <text:p text:style-name="Standard"><text:s text:c="8"/>p1.tStop = globalClock.getTime(format='float')</text:p>
      <text:p text:style-name="Standard"><text:s text:c="8"/>p1.tStopRefresh = tThisFlipGlobal</text:p>
      <text:p text:style-name="Standard"><text:s text:c="8"/>thisExp.addData('p1.stopped', p1.tStop)</text:p>
      <text:p text:style-name="Standard"><text:s text:c="8"/># check responses</text:p>
      <text:p text:style-name="Standard"><text:s text:c="8"/>if key_resp.keys in ['', [], None]: <text:s/># No response was made</text:p>
      <text:p text:style-name="Standard"><text:s text:c="12"/>key_resp.keys = None</text:p>
      <text:p text:style-name="Standard"><text:s text:c="8"/>trials.addData('key_resp.keys',key_resp.keys)</text:p>
      <text:p text:style-name="Standard"><text:s text:c="8"/>if key_resp.keys != None: <text:s/># we had a response</text:p>
      <text:p text:style-name="Standard"><text:s text:c="12"/>trials.addData('key_resp.rt', key_resp.rt)</text:p>
      <text:p text:style-name="Standard"><text:s text:c="12"/>trials.addData('key_resp.duration', key_resp.duration)</text:p>
      <text:p text:style-name="Standard"><text:s text:c="8"/># check responses</text:p>
      <text:p text:style-name="Standard"><text:s text:c="8"/>if key_resp_2.keys in ['', [], None]: <text:s/># No response was made</text:p>
      <text:p text:style-name="Standard"><text:s text:c="12"/>key_resp_2.keys = None</text:p>
      <text:p text:style-name="Standard"><text:s text:c="8"/>trials.addData('key_resp_2.keys',key_resp_2.keys)</text:p>
      <text:p text:style-name="Standard"><text:s text:c="8"/>if key_resp_2.keys != None: <text:s/># we had a response</text:p>
      <text:p text:style-name="Standard"><text:s text:c="12"/>trials.addData('key_resp_2.rt', key_resp_2.rt)</text:p>
      <text:p text:style-name="Standard"><text:s text:c="12"/>trials.addData('key_resp_2.duration', key_resp_2.duration)</text:p>
      <text:p text:style-name="Standard"><text:s text:c="8"/># Run 'End Routine' code from code</text:p>
      <text:p text:style-name="Standard"><text:soft-page-break/><text:s text:c="8"/>print("end")</text:p>
      <text:p text:style-name="Standard"><text:s text:c="8"/>active_txt.setAutoDraw(False)</text:p>
      <text:p text:style-name="Standard"><text:s text:c="8"/>wait_txt.setAutoDraw(False)</text:p>
      <text:p text:style-name="Standard"><text:s text:c="8"/>polygon.setAutoDraw(False)</text:p>
      <text:p text:style-name="Standard"><text:s text:c="8"/></text:p>
      <text:p text:style-name="Standard"><text:s text:c="8"/>win0.flip()</text:p>
      <text:p text:style-name="Standard"><text:s text:c="8"/>win1.flip()</text:p>
      <text:p text:style-name="Standard"><text:s text:c="8"/></text:p>
      <text:p text:style-name="Standard"><text:s text:c="8"/>is_left = not is_left</text:p>
      <text:p text:style-name="Standard"><text:s text:c="8"/># the Routine "p1" was not non-slip safe, so reset the non-slip timer</text:p>
      <text:p text:style-name="Standard"><text:s text:c="8"/>routineTimer.reset()</text:p>
      <text:p text:style-name="Standard"><text:s text:c="8"/>thisExp.nextEntry()</text:p>
      <text:p text:style-name="Standard"><text:s text:c="8"/></text:p>
      <text:p text:style-name="Standard"><text:s text:c="4"/># completed 50.0 repeats of 'trials'</text:p>
      <text:p text:style-name="Standard"><text:s text:c="4"/></text:p>
      <text:p text:style-name="Standard"><text:s text:c="4"/>if thisSession is not None:</text:p>
      <text:p text:style-name="Standard"><text:s text:c="8"/># if running in a Session with a Liaison client, send data up to now</text:p>
      <text:p text:style-name="Standard"><text:s text:c="8"/>thisSession.sendExperimentData()</text:p>
      <text:p text:style-name="Standard"><text:s text:c="4"/></text:p>
      <text:p text:style-name="Standard"><text:s text:c="4"/># mark experiment as finished</text:p>
      <text:p text:style-name="Standard"><text:s text:c="4"/>endExperiment(thisExp, win=win)</text:p>
      <text:p text:style-name="Standard"/>
      <text:p text:style-name="Standard"/>
      <text:p text:style-name="Standard">def saveData(thisExp):</text:p>
      <text:p text:style-name="Standard"><text:s text:c="4"/>"""</text:p>
      <text:p text:style-name="Standard"><text:s text:c="4"/>Save data from this experiment</text:p>
      <text:p text:style-name="Standard"><text:s text:c="4"/></text:p>
      <text:p text:style-name="Standard"><text:s text:c="4"/>Parameters</text:p>
      <text:p text:style-name="Standard"><text:s text:c="4"/>==========</text:p>
      <text:p text:style-name="Standard"><text:s text:c="4"/>thisExp : psychopy.data.ExperimentHandler</text:p>
      <text:p text:style-name="Standard"><text:s text:c="8"/>Handler object for this experiment, contains the data to save and information about </text:p>
      <text:p text:style-name="Standard"><text:s text:c="8"/>where to save it to.</text:p>
      <text:p text:style-name="Standard"><text:s text:c="4"/>"""</text:p>
      <text:p text:style-name="Standard"><text:s text:c="4"/>filename = thisExp.dataFileName</text:p>
      <text:p text:style-name="Standard"><text:s text:c="4"/># these shouldn't be strictly necessary (should auto-save)</text:p>
      <text:p text:style-name="Standard"><text:s text:c="4"/>thisExp.saveAsWideText(filename + '.csv', delim='auto')</text:p>
      <text:p text:style-name="Standard"><text:s text:c="4"/>thisExp.saveAsPickle(filename)</text:p>
      <text:p text:style-name="Standard"/>
      <text:p text:style-name="Standard"/>
      <text:p text:style-name="Standard">def endExperiment(thisExp, win=None):</text:p>
      <text:p text:style-name="Standard"><text:s text:c="4"/>"""</text:p>
      <text:p text:style-name="Standard"><text:s text:c="4"/>End this experiment, performing final shut down operations.</text:p>
      <text:p text:style-name="Standard"><text:s text:c="4"/></text:p>
      <text:p text:style-name="Standard"><text:s text:c="4"/>This function does NOT close the window or end the Python process - use `quit` for this.</text:p>
      <text:p text:style-name="Standard"><text:s text:c="4"/></text:p>
      <text:p text:style-name="Standard"><text:s text:c="4"/>Parameters</text:p>
      <text:p text:style-name="Standard"><text:s text:c="4"/>==========</text:p>
      <text:p text:style-name="Standard"><text:s text:c="4"/>thisExp : psychopy.data.ExperimentHandler</text:p>
      <text:p text:style-name="Standard"><text:s text:c="8"/>Handler object for this experiment, contains the data to save and information about </text:p>
      <text:p text:style-name="Standard"><text:s text:c="8"/>where to save it to.</text:p>
      <text:p text:style-name="Standard"><text:s text:c="4"/>win : psychopy.visual.Window</text:p>
      <text:p text:style-name="Standard"><text:s text:c="8"/>Window for this experiment.</text:p>
      <text:p text:style-name="Standard"><text:soft-page-break/><text:s text:c="4"/>"""</text:p>
      <text:p text:style-name="Standard"><text:s text:c="4"/>if win is not None:</text:p>
      <text:p text:style-name="Standard"><text:s text:c="8"/># remove autodraw from all current components</text:p>
      <text:p text:style-name="Standard"><text:s text:c="8"/>win.clearAutoDraw()</text:p>
      <text:p text:style-name="Standard"><text:s text:c="8"/># Flip one final time so any remaining win.callOnFlip() </text:p>
      <text:p text:style-name="Standard"><text:s text:c="8"/># and win.timeOnFlip() tasks get executed</text:p>
      <text:p text:style-name="Standard"><text:s text:c="8"/>win.flip()</text:p>
      <text:p text:style-name="Standard"><text:s text:c="4"/># return console logger level to WARNING</text:p>
      <text:p text:style-name="Standard"><text:s text:c="4"/>logging.console.setLevel(logging.WARNING)</text:p>
      <text:p text:style-name="Standard"><text:s text:c="4"/># mark experiment handler as finished</text:p>
      <text:p text:style-name="Standard"><text:s text:c="4"/>thisExp.status = FINISHED</text:p>
      <text:p text:style-name="Standard"><text:s text:c="4"/>logging.flush()</text:p>
      <text:p text:style-name="Standard"/>
      <text:p text:style-name="Standard"/>
      <text:p text:style-name="Standard">def quit(thisExp, win=None, thisSession=None):</text:p>
      <text:p text:style-name="Standard"><text:s text:c="4"/>"""</text:p>
      <text:p text:style-name="Standard"><text:s text:c="4"/>Fully quit, closing the window and ending the Python process.</text:p>
      <text:p text:style-name="Standard"><text:s text:c="4"/></text:p>
      <text:p text:style-name="Standard"><text:s text:c="4"/>Parameters</text:p>
      <text:p text:style-name="Standard"><text:s text:c="4"/>==========</text:p>
      <text:p text:style-name="Standard"><text:s text:c="4"/>win : psychopy.visual.Window</text:p>
      <text:p text:style-name="Standard"><text:s text:c="8"/>Window to close.</text:p>
      <text:p text:style-name="Standard"><text:s text:c="4"/>thisSession : psychopy.session.Session or None</text:p>
      <text:p text:style-name="Standard"><text:s text:c="8"/>Handle of the Session object this experiment is being run from, if any.</text:p>
      <text:p text:style-name="Standard"><text:s text:c="4"/>"""</text:p>
      <text:p text:style-name="Standard"><text:s text:c="4"/>thisExp.abort() <text:s/># or data files will save again on exit</text:p>
      <text:p text:style-name="Standard"><text:s text:c="4"/># make sure everything is closed down</text:p>
      <text:p text:style-name="Standard"><text:s text:c="4"/>if win is not None:</text:p>
      <text:p text:style-name="Standard"><text:s text:c="8"/># Flip one final time so any remaining win.callOnFlip() </text:p>
      <text:p text:style-name="Standard"><text:s text:c="8"/># and win.timeOnFlip() tasks get executed before quitting</text:p>
      <text:p text:style-name="Standard"><text:s text:c="8"/>win.flip()</text:p>
      <text:p text:style-name="Standard"><text:s text:c="8"/>win.close()</text:p>
      <text:p text:style-name="Standard"><text:s text:c="4"/>logging.flush()</text:p>
      <text:p text:style-name="Standard"><text:s text:c="4"/>if thisSession is not None:</text:p>
      <text:p text:style-name="Standard"><text:s text:c="8"/>thisSession.stop()</text:p>
      <text:p text:style-name="Standard"><text:s text:c="4"/># terminate Python process</text:p>
      <text:p text:style-name="Standard"><text:s text:c="4"/>core.quit()</text:p>
      <text:p text:style-name="Standard"/>
      <text:p text:style-name="Standard"/>
      <text:p text:style-name="Standard"># if running this experiment as a script...</text:p>
      <text:p text:style-name="Standard">if __name__ == '__main__':</text:p>
      <text:p text:style-name="Standard"><text:s text:c="4"/># call all functions in order</text:p>
      <text:p text:style-name="Standard"><text:s text:c="4"/>expInfo = showExpInfoDlg(expInfo=expInfo)</text:p>
      <text:p text:style-name="Standard"><text:s text:c="4"/>thisExp = setupData(expInfo=expInfo)</text:p>
      <text:p text:style-name="Standard"><text:s text:c="4"/>logFile = setupLogging(filename=thisExp.dataFileName)</text:p>
      <text:p text:style-name="Standard"><text:s text:c="4"/>win = setupWindow(expInfo=expInfo)</text:p>
      <text:p text:style-name="Standard"><text:s text:c="4"/>setupDevices(expInfo=expInfo, thisExp=thisExp, win=win)</text:p>
      <text:p text:style-name="Standard"><text:s text:c="4"/>run(</text:p>
      <text:p text:style-name="Standard"><text:s text:c="8"/>expInfo=expInfo, </text:p>
      <text:p text:style-name="Standard"><text:s text:c="8"/>thisExp=thisExp, </text:p>
      <text:p text:style-name="Standard"><text:s text:c="8"/>win=win,</text:p>
      <text:p text:style-name="Standard"><text:s text:c="8"/>globalClock='float'</text:p>
      <text:p text:style-name="Standard"><text:soft-page-break/><text:s text:c="4"/>)</text:p>
      <text:p text:style-name="Standard"><text:s text:c="4"/>saveData(thisExp=thisExp)</text:p>
      <text:p text:style-name="Standard"><text:s text:c="4"/>quit(thisExp=thisExp, win=win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8T15:50:52.954686825</meta:creation-date>
    <dc:date>2024-10-08T16:01:44.715588155</dc:date>
    <meta:editing-duration>PT41S</meta:editing-duration>
    <meta:editing-cycles>1</meta:editing-cycles>
    <meta:document-statistic meta:table-count="0" meta:image-count="0" meta:object-count="0" meta:page-count="17" meta:paragraph-count="798" meta:word-count="3310" meta:character-count="31836" meta:non-whitespace-character-count="23150"/>
    <meta:generator>LibreOffice/7.3.7.2$Linux_X86_64 LibreOffice_project/30$Build-2</meta:generator>
  </office:meta>
</office:document-meta>
</file>